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cm"/>
    </style:style>
    <style:style style:name="co2" style:family="table-column">
      <style:table-column-properties fo:break-before="auto" style:column-width="6.338cm"/>
    </style:style>
    <style:style style:name="co3" style:family="table-column">
      <style:table-column-properties fo:break-before="auto" style:column-width="6.142cm"/>
    </style:style>
    <style:style style:name="ro1" style:family="table-row">
      <style:table-row-properties style:row-height="0.503cm" fo:break-before="auto" style:use-optimal-row-height="true"/>
    </style:style>
    <style:style style:name="ta1" style:family="table" style:master-page-name="PageStyle_5f_Trigger">
      <style:table-properties table:display="true" style:writing-mode="lr-tb"/>
    </style:style>
    <style:style style:name="ta2" style:family="table" style:master-page-name="PageStyle_5f_Action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rigger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62" table:default-cell-style-name="Default"/>
        <table:table-row table:style-name="ro1">
          <table:table-cell/>
          <table:table-cell office:value-type="string" calcext:value-type="string">
            <text:p>WaypointOnGround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WaypointIsSameElevation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WaypointIsLowerElevation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WaypointIsHigherElevation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WaypointInAir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WallSectionNotInRange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WallSectionInRange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WallSectionBuilt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WaitingAreaInRange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UnitTargetNoLongerValid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UnitRottedAway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UnitRepaired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UnitOnTileBorderingTarget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UnitNotOnMap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UnitNotInWeaponRange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UnitNotInOpeningRange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UnitInWeaponRange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UnitInOpeningRange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UnitIdleOrAttackingDefenselessBuilding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UnitHasGoal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UnitFacingNotRequired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UnitDestroyed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UnexploredAreaFound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TurnParametersCalculated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TurnComplete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TargetIsSpecialEnemy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TargetIsNotDefensiveBuilding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TargetNeedsHealing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TakingLightDamage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TakingHeavyDamage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TakeoffClearanceGranted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StorageInRange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StorageFound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StorageDestroyed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SpecialUnitNotInOpeningRange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SpecialUnitInOpeningRange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SmartTaskNotAssigned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ShouldMoveToNextAutoWaypoint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ShouldIRetaliate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ShouldIRun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SecondaryTargetNotFound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SecondaryTargetFound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SearchingForAreaToExplore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SafeLocationFound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ReturnsToInitialContactLocation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ResourceTargetIsTree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ResourcesRottedAway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ResourceInRange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ResourceDepleted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ResourceCapacityFilled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ResourceCapacityEmpty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ResourceAccessible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RepathCompleted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RepairIsSpecialUnit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RequestStillValid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RepairSiteInRange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Reloaded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ReadyToFireAgain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HaveNotReachedRendezvousPoint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HaveReachedRendezvousPoint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ProjectileHitWater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ProjectileHitUnit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ProjectileHitGround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LoadableUnitLoaded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OwnerIsHuman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OwnerIsComputer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IsOpen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OpenPositionAvailable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OneWaypointRemaining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ThreeSecondsElapsed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TwoSecondsElapsed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OneAndAHalfSecondsElapsed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OneSecondElapsed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ObstacleDetected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ObstacleClearedPath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NoUnexploredAreasLeft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NotLocked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NoTargetUnit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NoMoreWaypoints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NoMoreWallSectionsToBuild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NoMoreLoadableUnitsToPickUp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NoLongerUnderAttack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NoLaunchRequests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NextWaypointRetrieved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NextPatrolPointRetrieved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NewTargetSelected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NewResourceFound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MovedTooFarFromCharge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MoveWaypointCollisionDetected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MovePreparationComplete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MoreLoadableUnitsToPickUp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MoreWallSectionsToBuild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Locked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LocationWayOffMap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LocationUnderAttack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LocationOffMap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LocationInWeaponRange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LocationInsideFiringArch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LaunchedAirplane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LandingClearanceGranted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IsPartOfHerd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IsNotAnimal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IsBaby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IsAdult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IsAnimalLeader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IsAnimal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IsAttackerInRetaliationRange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Invalid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InitalObstacleDetected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ImAFarmer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HoldingPatternComputed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HealeeNoLongerVisible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HealeeInHealingRange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HealeeDestroyed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HealSearchTimeElapsed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HasValidInitialContactLocation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HasParentalVengance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HasGroupFlee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HasGroupAttack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HasEnoughManaForConversion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GuardedUnitTakingLightDamage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GuardedUnitTakingHeavyDamage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GuardedUnitDestroyed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GuardedBuildingTakingLightDamage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GuardedBuildingTakingHeavyDamage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GuardedBuildingDestroyed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GoalIsWall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GoalIsWaitingArea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GoalIsUnloadTransport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GoalIsUnit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GoalIsStorage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GoalIsResource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GoalIsRepairSite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GoalIsPlayerInitiated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GoalIsPatrol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GoalIsNotAttack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GoalIsNotPlayerInitiated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GoalIsNotConversion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GoalIsLocation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GoalIsLoadGarrison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GoalIsLoadContainer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GoalIsHeal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GoalIsExplore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GoalIsConversion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GoalIsCalamity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GoalIsBuildSite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GoalIsBuild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GoalIsAttackLocation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GarrisonUpgrade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GarrisonCostMet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GarrisonedAtBuilding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FlightTimeAlarm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FighterHasGoal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FarmNotFound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FacingHealee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FacingEnemyUnit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ExtraLoadableUnitsBumped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EnemyWithinMinimumRange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EnemyUnitSpotted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EnemyUnitReachable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EnemyUnitNoLongerVisible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EnemyUnitHasNotMovedOneTile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EnemyUnitMoved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EnemyUnitMoving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EnemyUnitLeftLOS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EnemyUnitInsideFiringArch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EnemyUnitInLOS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EnemyUnitDestroyed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EnemyUnitConverted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EnemyIsBuilding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EnemyInsideInitialContactLOS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EnemyBuildingSpotted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EnemyBuildingDestroyed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EnemyBuildingConverted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DyingAnimationFinished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DefendedUnitTakingLightDamage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DefendedUnitTakingHeavyDamage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DefendedUnitDestroyed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DefendedBuildingTakingLightDamage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DefendedBuildingTakingHeavyDamage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DefendedBuildingDestroyed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DamagedBuildingSpotted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ConvertGoalStillValid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ContainerIsIdle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ContainerIsFull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ContainerIsDead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ContainerInRange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ContainerHasNoMoreWaypoints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ContainerHasLostGoal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CompletedUnitFacing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IsClosed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ChooseRandomVolcanoTarget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CeaseFire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CanUseThisTileAsWaitingArea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CanISeeEnemy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CannotPathToTarget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CannotAffordRepair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CanITargetEnemies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CanIPursuePastInitialContactLOS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CanIMoveFreely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CanIMove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CanFlee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CanDamageAttacker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CalamityTargetStillValid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BuildQueueEmpty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BuildingRepaired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BuildingNotPaidFor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BuildingNotInWeaponRange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BuildingInWeaponRange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BuildingInBuildQueue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BuildingDestroyed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BuildingBuilt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BuildSiteVisible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BuildSiteValid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BuildSiteNotInRange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BuildSiteInRange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BuildSiteClear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BoardedTransport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BlockedByWall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AtZeroVelocity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AtMaximumVelocity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AttackerIsReachable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AttackerIsRangedUnit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AttackerIsNotBuilding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AttackMoveEnabled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AttackerIsLegalConversionTarget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ArrivedAtUnit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ArrivedAtUnexploredArea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ArrivedAtTownCenter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ArrivedAtStorage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ArrivedAtSafeLocation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ArrivedAtResource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ArrivedAtPatrolPoint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ArrivedAtMoveWaypoint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ArrivedAtLocation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ArrivedAtBuilding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AmIUnderAttack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AirportDestroyed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AlwaysTrue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AirtrafficControllerMoved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AirplaneAvailableToLaunch</text:p>
          </table:table-cell>
          <table:table-cell table:number-columns-repeated="62"/>
        </table:table-row>
        <table:table-row table:style-name="ro1" table:number-rows-repeated="1048334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expression table:name="_xlnm._FilterDatabase" table:base-cell-address="$Trigger.$A$1" table:expression="trigger!#ref!"/>
        </table:named-expressions>
      </table:table>
      <table:table table:name="Action" table:style-name="ta2">
        <office:forms form:automatic-focus="false" form:apply-design-mode="false"/>
        <table:table-column table:style-name="co1" table:default-cell-style-name="Default"/>
        <table:table-column table:style-name="co3" table:default-cell-style-name="Default"/>
        <table:table-column table:style-name="co1" table:number-columns-repeated="62" table:default-cell-style-name="Default"/>
        <table:table-row table:style-name="ro1">
          <table:table-cell/>
          <table:table-cell office:value-type="string" calcext:value-type="string">
            <text:p>WaitForTakeoffClearance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WaitForReload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WaitForTransport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WaitForPassengers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WaitForOpenPosition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WaitForObstacleToClear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WaitForLandingClearance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WaitForGarrisonCost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WaitForBuildSiteToClear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UnloadTransport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UnitRotting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UnderAttack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TurnToUnitFacing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TurnToFaceHealee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Turn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TrackEnemyUnit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Taxi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Takeoff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TaskSmartCitizen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Stop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ShouldIReturnToInitialContactLocation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ShouldIFollowEnemyUnit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SelectNewTarget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SearchForSecondaryTarget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RunFromAttacker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ReturnToInitialContactLocation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RetaliateAgainstAttacker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ResourcesRotting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ResourcesDepleting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RequestLanding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RepathAroundObstacle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RepairUnit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RepairBuilding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RecalculateLanding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ReacquireLoadContainer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ReacquireGoal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ReacquireEnemyUnit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QueueNewBuilding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PrepareToTurn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PrepareToStop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PrepareToMove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PrepareToCastCalamity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PostCalamityFlee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PostCollisionNextWaypoint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PickedUpLoadableUnits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Opening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Open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NotifyWaitingCitizen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MoveToWallSection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MoveToWaitingArea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MoveToValidMapLocation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MoveToUnit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MoveToUnexploredArea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MoveToTownCenter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MoveToStorage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MoveToSafeLocation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MoveToResource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MoveToRepairSite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MoveToRendezvous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MoveToNextPatrolPoint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MoveToNextBuildSite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MoveToLocation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MoveToGuardedUnit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MoveToGuardedBuilding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MoveToDefendedUnit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MoveToDefendedLocation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MoveToDefendedBuilding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MoveToConversionRange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MoveToBuilding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MoveToBuildSite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LookForHealee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LookForEnemies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LoadIntoContainer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LaunchNextAirplane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Kill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InsufficientResources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InitialCollisionResolution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InitialCollision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InitialAttackState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Idle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HasResourceGoal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HoldingPattern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HealUnit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GuardUnit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GuardBuilding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GetContainerProgress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GetNextTransportWaypoint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GetNextMoveWaypoint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GetNextPatrolPoint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GetNextAutoWaypoint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GatherResource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GarrisonAtBuilding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Fly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FleeDanger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FindUnexploredArea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FindStorage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FindSafeLocation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FindNewStorage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FindNewResource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FindFarm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FaceLocation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FaceEnemyUnit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Engage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EmergencyTakeoff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DropoffResource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Descend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DefendUnit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DefendLocation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DefendBuilding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Decelerate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ConvertToLocationGoal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ConvertEnemyUnit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ConvertEnemyBuilding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ContinueToWaitForLandingClearance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ContinueToTaxi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ContinueToFly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ContinueToDescend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ContinueToClimb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ContinueToBrake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Closing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Closed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Dying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Dead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Climb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CircleAirtrafficController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Circle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CheckStorageAccessibility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CheckSafety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CheckResourceCapacity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CheckResourceAccessibility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CheckRepairSiteAccessibility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CheckRange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CheckPreviousResource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CheckOwner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CheckForOpenPosition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CheckForMoreWallSections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CheckBuildSiteVisibility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CheckBuildSiteValidity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ChangeTargetForSpecialRepair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ChangeTargetForSpecialEnemy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CastCalamity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CannotReachContainer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CalamityPreCast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BumpExtraLoadableUnits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BuildWall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BuildListOfBuildings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BuildBuilding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Brake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BoardTransport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AttackLocation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AttackEnemyUnit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AttackEnemyBuilding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AnimalParentalVengance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AnimalRetaliation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AirportOpen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Advance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AddResourceToStorage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Accelerate</text:p>
          </table:table-cell>
          <table:table-cell table:number-columns-repeated="62"/>
        </table:table-row>
        <table:table-row table:style-name="ro1" table:number-rows-repeated="1048417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  <number:text> €</number:text>
    </number:number-style>
    <number:number-style style:name="N10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  <number:text> €</number:text>
    </number:number-style>
    <number:number-style style:name="N109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0P0"/>
    </number:number-style>
    <number:date-style style:name="N111">
      <number:day number:style="long"/>
      <number:text>. </number:text>
      <number:month number:textual="true"/>
      <number:text> </number:text>
      <number:year/>
    </number:date-style>
    <number:date-style style:name="N112">
      <number:day number:style="long"/>
      <number:text>. </number:text>
      <number:month number:textual="true"/>
    </number:date-style>
    <number:date-style style:name="N113">
      <number:month number:textual="true"/>
      <number:text> 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6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loext:min-decimal-places="0" number:min-integer-digits="1" number:grouping="true"/>
      <number:text>   </number:text>
    </number:number-style>
    <number:number-style style:name="N117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  <number:text>   </number:text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  <number:text>   </number:text>
    </number:number-style>
    <number:number-style style:name="N119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0P0"/>
    </number:number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1P2" style:volatile="true">
      <loext:text> </loext:text>
      <loext:fill-character> </loext:fill-character>
      <number:text>-   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2P2" style:volatile="true">
      <loext:text> </loext:text>
      <loext:fill-character> </loext:fill-character>
      <number:text>- €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3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3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4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9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Action" style:display-name="PageStyle_Ac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rigger" style:display-name="PageStyle_Trigger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5-06-05T18:17:20</meta:creation-date>
    <dc:date>2018-03-12T18:51:49</dc:date>
    <meta:generator>LibreOffice/6.4.3.2$Windows_X86_64 LibreOffice_project/747b5d0ebf89f41c860ec2a39efd7cb15b54f2d8</meta:generator>
    <meta:document-statistic meta:table-count="2" meta:cell-count="399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